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9.67cm" table:align="left"/>
    </style:style>
    <style:style style:name="Tabela1.A" style:family="table-column">
      <style:table-column-properties style:column-width="5.205cm"/>
    </style:style>
    <style:style style:name="Tabela1.B" style:family="table-column">
      <style:table-column-properties style:column-width="4.46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9.088cm" table:align="left"/>
    </style:style>
    <style:style style:name="Tabela2.A" style:family="table-column">
      <style:table-column-properties style:column-width="4.623cm"/>
    </style:style>
    <style:style style:name="Tabela2.B" style:family="table-column">
      <style:table-column-properties style:column-width="4.46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9.67cm" table:align="left"/>
    </style:style>
    <style:style style:name="Tabela3.A" style:family="table-column">
      <style:table-column-properties style:column-width="5.205cm"/>
    </style:style>
    <style:style style:name="Tabela3.B" style:family="table-column">
      <style:table-column-properties style:column-width="4.46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9.67cm" table:align="left"/>
    </style:style>
    <style:style style:name="Tabela4.A" style:family="table-column">
      <style:table-column-properties style:column-width="5.205cm"/>
    </style:style>
    <style:style style:name="Tabela4.B" style:family="table-column">
      <style:table-column-properties style:column-width="4.46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9.67cm" table:align="left"/>
    </style:style>
    <style:style style:name="Tabela5.A" style:family="table-column">
      <style:table-column-properties style:column-width="5.205cm"/>
    </style:style>
    <style:style style:name="Tabela5.B" style:family="table-column">
      <style:table-column-properties style:column-width="4.464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9.67cm" table:align="left"/>
    </style:style>
    <style:style style:name="Tabela6.A" style:family="table-column">
      <style:table-column-properties style:column-width="5.205cm"/>
    </style:style>
    <style:style style:name="Tabela6.B" style:family="table-column">
      <style:table-column-properties style:column-width="4.4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9.67cm" table:align="left"/>
    </style:style>
    <style:style style:name="Tabela7.A" style:family="table-column">
      <style:table-column-properties style:column-width="5.205cm"/>
    </style:style>
    <style:style style:name="Tabela7.B" style:family="table-column">
      <style:table-column-properties style:column-width="4.464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9.114cm" table:align="left"/>
    </style:style>
    <style:style style:name="Tabela8.A" style:family="table-column">
      <style:table-column-properties style:column-width="4.65cm"/>
    </style:style>
    <style:style style:name="Tabela8.B" style:family="table-column">
      <style:table-column-properties style:column-width="4.464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7.632cm" table:align="left"/>
    </style:style>
    <style:style style:name="Tabela9.A" style:family="table-column">
      <style:table-column-properties style:column-width="3.697cm"/>
    </style:style>
    <style:style style:name="Tabela9.B" style:family="table-column">
      <style:table-column-properties style:column-width="3.935cm"/>
    </style:style>
    <style:style style:name="Tabela9.A1" style:family="table-cell">
      <style:table-cell-properties style:vertical-align="middle" fo:padding="0.049cm" fo:border="none"/>
    </style:style>
    <style:style style:name="P1" style:family="paragraph" style:parent-style-name="List_20_Contents">
      <style:paragraph-properties fo:margin-top="0cm" fo:margin-bottom="0.499cm" style:contextual-spacing="false"/>
    </style:style>
    <style:style style:name="P2" style:family="paragraph" style:parent-style-name="List_20_Heading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ize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enhando formas com canvas</text:h>
      <text:list xml:id="list3328029875" text:style-name="L1">
        <text:list-item>
          <text:p text:style-name="P6"><text:a xlink:type="simple" xlink:href="https://developer.mozilla.org/pt-BR/docs/Web/API/Canvas_API/Tutorial/Basic_usage" text:style-name="Internet_20_link" text:visited-style-name="Visited_20_Internet_20_Link">« Previous</text:a> </text:p>
        </text:list-item>
        <text:list-item>
          <text:p text:style-name="P5"><text:a xlink:type="simple" xlink:href="https://developer.mozilla.org/pt-BR/docs/Web/API/Canvas_API/Tutorial/Applying_styles_and_colors" text:style-name="Internet_20_link" text:visited-style-name="Visited_20_Internet_20_Link">Next »</text:a> </text:p>
        </text:list-item>
      </text:list>
      <text:p text:style-name="Text_20_body">Agora que criamos nosso <text:a xlink:type="simple" xlink:href="https://developer.mozilla.org/pt-BR/docs/Web/API/Canvas_API/Tutorial/Basic_usage" text:style-name="Internet_20_link" text:visited-style-name="Visited_20_Internet_20_Link">ambiente em canvas</text:a>, podemos entrar nos detalhes de como desenhar no canvas. No final deste artigo, você terá aprendido a desenhar retângulos, triângulos, linhas, arcos e curvas, proporcionando familiaridade com algumas das formas básicas. Trabalhar com caminhos (<text:span text:style-name="Emphasis">shapes</text:span>) é essencial ao desenhar objetos na tela e veremos como isso pode ser feito.</text:p>
      <text:h text:style-name="Heading_20_2" text:outline-level="2"><text:bookmark text:name="a_grade"/><text:a xlink:type="simple" xlink:href="https://developer.mozilla.org/pt-BR/docs/Web/API/Canvas_API/Tutorial/Drawing_shapes#a_grade" text:style-name="Internet_20_link" text:visited-style-name="Visited_20_Internet_20_Link">A grade</text:a></text:h>
      <text:p text:style-name="Text_20_body">Antes que possamos começar a desenhar, precisamos falar sobre a grade de tela ou <text:span text:style-name="Strong_20_Emphasis">espaço de coordenadas</text:span>. O modelo HTML na página anterior tinha um elemento canvas de 150 pixels de largura e 150 pixels de altura. À direita, você verá este canvas com a grade padrão sobreposta. Normalmente 1 unidade na grade corresponde a um pixel na tela. A origem desta grade está posicionada no canto superior esquerdo (coordenadas (0,0)). Todos os elementos são colocados em relação a esta origem. Assim, a posição do canto superior esquerdo do quadrado azul, se torna x pixels dos pixels da esquerda e y a partir do topo (coordenadas (x,y)). Mais tarde nesse tutorial vamos ver como podemos traduzir a origem para uma posição diferente, girar a grade e até mesmo escaloná-la. Por enquanto vamos ficar com o padrão. </text:p>
      <text:h text:style-name="Heading_20_2" text:outline-level="2"><text:bookmark text:name="desenhando_retângulos"/><text:a xlink:type="simple" xlink:href="https://developer.mozilla.org/pt-BR/docs/Web/API/Canvas_API/Tutorial/Drawing_shapes#desenhando_retângulos" text:style-name="Internet_20_link" text:visited-style-name="Visited_20_Internet_20_Link">Desenhando retângulos</text:a></text:h>
      <text:p text:style-name="Text_20_body">Diferente do <text:a xlink:type="simple" xlink:href="https://developer.mozilla.org/pt-BR/docs/Glossary/SVG" text:style-name="Internet_20_link" text:visited-style-name="Visited_20_Internet_20_Link">SVG</text:a> , o <text:a xlink:type="simple" xlink:href="https://developer.mozilla.org/pt-BR/docs/Web/HTML/Element/canvas" text:style-name="Internet_20_link" text:visited-style-name="Visited_20_Internet_20_Link"><text:span text:style-name="Source_20_Text">&lt;canvas&gt;</text:span></text:a> suporta somente formas primitivas: retângulos. Todas as outras formas são criadas a partir da combinação de um ou mais caminhos (<text:span text:style-name="Emphasis">paths</text:span>), lista de pontos conectados por uma linha. Felizmente, temos uma variedade de funções de desenho que tornam possíveis criar formas muito complexas.</text:p>
      <text:p text:style-name="Text_20_body">Primeiramente vamos olhar o retângulo. Aqui está listado três funções para desenhar retângulos pelo canvas:</text:p>
      <text:p text:style-name="P2"><text:bookmark text:name="fillrectx_y_width_height"/><text:a xlink:type="simple" xlink:href="https://developer.mozilla.org/pt-BR/docs/Web/API/CanvasRenderingContext2D/fillRect" text:style-name="Internet_20_link" text:visited-style-name="Visited_20_Internet_20_Link"><text:span text:style-name="Source_20_Text">fillRect(x, y, width, height)</text:span></text:a> </text:p>
      <text:p text:style-name="P1">Desenha um retângulo preenchido.</text:p>
      <text:p text:style-name="P2"><text:bookmark text:name="strokerectx_y_width_height"/><text:a xlink:type="simple" xlink:href="https://developer.mozilla.org/pt-BR/docs/Web/API/CanvasRenderingContext2D/strokeRect" text:style-name="Internet_20_link" text:visited-style-name="Visited_20_Internet_20_Link"><text:span text:style-name="Source_20_Text">strokeRect(x, y, width, height)</text:span></text:a> </text:p>
      <text:p text:style-name="P1">Desenha a borda do retângulo.</text:p>
      <text:p text:style-name="P2"><text:bookmark text:name="clearrectx_y_width_height"/><text:a xlink:type="simple" xlink:href="https://developer.mozilla.org/pt-BR/docs/Web/API/CanvasRenderingContext2D/clearRect" text:style-name="Internet_20_link" text:visited-style-name="Visited_20_Internet_20_Link"><text:span text:style-name="Source_20_Text">clearRect(x, y, width, height)</text:span></text:a> </text:p>
      <text:p text:style-name="P1">Limpa um retângulo específico, tornando-o totalmente transparente.</text:p>
      <text:p text:style-name="Text_20_body">Cada umas das funções recebem os mesmos parâmetros. <text:span text:style-name="Source_20_Text">x</text:span> e <text:span text:style-name="Source_20_Text">y</text:span> determinam a posição no canvas (em relação a origem) no canto superior esquerdo do retângulo. O <text:span text:style-name="Source_20_Text">width</text:span> (largura) e o <text:span text:style-name="Source_20_Text">height</text:span> (altura) definem o tamanho do retângulo.</text:p>
      <text:p text:style-name="Text_20_body"><text:soft-page-break/>Abaixo esta listado a função <text:span text:style-name="Source_20_Text">draw()</text:span> da página anterior, porém utilizando as três funções.</text:p>
      <text:h text:style-name="Heading_20_3" text:outline-level="3"><text:bookmark text:name="exemplo_de_forma_retangular"/><text:a xlink:type="simple" xlink:href="https://developer.mozilla.org/pt-BR/docs/Web/API/Canvas_API/Tutorial/Drawing_shapes#exemplo_de_forma_retangular" text:style-name="Internet_20_link" text:visited-style-name="Visited_20_Internet_20_Link">Exemplo de forma retangular</text:a></text:h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 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ctx.fillRect(25, 25, 100, 100);</text:span></text:p>
      <text:p text:style-name="Preformatted_20_Text"><text:span text:style-name="Source_20_Text"><text:s text:c="4"/>ctx.clearRect(45, 45, 60, 60);</text:span></text:p>
      <text:p text:style-name="Preformatted_20_Text"><text:span text:style-name="Source_20_Text"><text:s text:c="4"/>ctx.strokeRect(50, 50, 50, 50)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Text_20_body">O resultado desse exemplo é mostrado abaixo.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">Screenshot</text:p>
            </table:table-cell>
            <table:table-cell table:style-name="Tabela1.A1" office:value-type="string">
              <text:p text:style-name="P4">Live sample</text:p>
            </table:table-cell>
          </table:table-row>
        </table:table-header-rows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Text_20_body">A função <text:span text:style-name="Source_20_Text">fillRect()</text:span> desenha um grande quadrado preto de 100 pixels. A função <text:span text:style-name="Source_20_Text">clearRect()</text:span> por sua vez apaga um quadrado de 60x60 pixels a partir do centro, por fim, a função <text:span text:style-name="Source_20_Text">strokeRect()</text:span> é chamada para criar uma borda de 50x50 pixels em volta do quadrado apagado.</text:p>
      <text:p text:style-name="Text_20_body">Posteriormente veremos duas alternativas à função <text:span text:style-name="Source_20_Text">clearRect()</text:span>, nós também aprenderemos como alterar a cor e o estilo das linhas nas camadas renderizadas.</text:p>
      <text:p text:style-name="Text_20_body">Ao contrário das funções de <text:span text:style-name="Emphasis">paths</text:span> que veremos na próxima seção, todas as três funções de retângulo desenham imediatamente no canvas.</text:p>
      <text:h text:style-name="Heading_20_2" text:outline-level="2"><text:bookmark text:name="desenhando_caminhosregiões_paths"/><text:a xlink:type="simple" xlink:href="https://developer.mozilla.org/pt-BR/docs/Web/API/Canvas_API/Tutorial/Drawing_shapes#desenhando_caminhosregiões_paths" text:style-name="Internet_20_link" text:visited-style-name="Visited_20_Internet_20_Link">Desenhando caminhos/regiões (paths)</text:a></text:h>
      <text:p text:style-name="Text_20_body">Para criar uma camada usando caminhos (regiões ou <text:span text:style-name="Emphasis">paths</text:span>) é necessário alguns passos extras. Primeiro, cria-se a região de desenho. Depois usa-se comandos de desenho para desenhar nesta região. Por fim, você limita a região (path). Uma vez que a região de desenho está criada, você pode traçar ou preencher o caminho para que seja renderizado. Aqui estão as funções utilizadas para isso:</text:p>
      <text:p text:style-name="P2"><text:bookmark text:name="beginpath"/><text:a xlink:type="simple" xlink:href="https://developer.mozilla.org/pt-BR/docs/Web/API/CanvasRenderingContext2D/beginPath" text:style-name="Internet_20_link" text:visited-style-name="Visited_20_Internet_20_Link"><text:span text:style-name="Source_20_Text">beginPath()</text:span></text:a> </text:p>
      <text:p text:style-name="P1">Cria um novo path. Uma vez criado, futuros comandos de desenho são direcionados do path atual para a construção de um novo path no canvas.</text:p>
      <text:p text:style-name="P2"><text:bookmark text:name="métodos_de_caminhos_path"/><text:a xlink:type="simple" xlink:href="https://developer.mozilla.org/pt-BR/docs/Web/API/CanvasRenderingContext2D#paths" text:style-name="Internet_20_link" text:visited-style-name="Visited_20_Internet_20_Link">Métodos de Caminhos (Path)</text:a> </text:p>
      <text:p text:style-name="P1">Métodos para manipuliar diferentes paths para objetos.</text:p>
      <text:p text:style-name="P2"><text:bookmark text:name="closepath"/><text:a xlink:type="simple" xlink:href="https://developer.mozilla.org/pt-BR/docs/Web/API/CanvasRenderingContext2D/closePath" text:style-name="Internet_20_link" text:visited-style-name="Visited_20_Internet_20_Link"><text:span text:style-name="Source_20_Text">closePath()</text:span></text:a> </text:p>
      <text:p text:style-name="P1">Finaliza o path para futuros comandos de desenho, fazendo com que voltem a ser direcionados ao contexto.</text:p>
      <text:p text:style-name="P2"><text:bookmark text:name="stroke"/><text:a xlink:type="simple" xlink:href="https://developer.mozilla.org/pt-BR/docs/Web/API/CanvasRenderingContext2D/stroke" text:style-name="Internet_20_link" text:visited-style-name="Visited_20_Internet_20_Link"><text:span text:style-name="Source_20_Text">stroke()</text:span></text:a> </text:p>
      <text:p text:style-name="P1"><text:soft-page-break/>Desenha uma borda na camada.</text:p>
      <text:p text:style-name="P2"><text:bookmark text:name="fill"/><text:a xlink:type="simple" xlink:href="https://developer.mozilla.org/pt-BR/docs/Web/API/CanvasRenderingContext2D/fill" text:style-name="Internet_20_link" text:visited-style-name="Visited_20_Internet_20_Link"><text:span text:style-name="Source_20_Text">fill()</text:span></text:a> </text:p>
      <text:p text:style-name="P1">Desenha uma forma sólida através de preenchimento.</text:p>
      <text:p text:style-name="Text_20_body">O primeiro passo para criar um caminho é chamar o <text:span text:style-name="Source_20_Text">beginPath()</text:span>. Internamente, caminhos são armazenados como uma lista de sub-caminhos (linhas, arcos, etc.) que juntos formam uma forma (<text:span text:style-name="Emphasis">shape</text:span>). Sempre que esse método é chamado, a lista é redefinida e podemos começar a desenhar novas formas.</text:p>
      <text:section text:style-name="Sect1" text:name="sect1">
        <text:p text:style-name="Text_20_body"><text:span text:style-name="Strong_20_Emphasis">Nota:</text:span> Quando o caminho atual está vazio, assim como imediatamente depois de chamar <text:span text:style-name="Source_20_Text">beginPath()</text:span>, ou em uma tela recém-criada, o primeiro comando de construção de caminho é sempre tratado como um <text:span text:style-name="Source_20_Text">moveTo()</text:span>, independentemente do que ele seja realmente. Por essa razão, você quase sempre vai precisar definir especificamente sua posição inicial após redefinir um caminho.</text:p>
      </text:section>
      <text:p text:style-name="Text_20_body">A segunda etapa é chamar os métodos que realmente especificam os caminhos a serem desenhados. Vamos ver isso em breve.</text:p>
      <text:p text:style-name="Text_20_body">O terceiro, e um passo opcional, é chamar <text:span text:style-name="Source_20_Text">closePath()</text:span>. Este método tenta fechar a forma desenhando uma linha reta do ponto atual para o início. Se a forma (<text:span text:style-name="Emphasis">shape</text:span>) já foi fechada ou existe apenas um ponto na lista, esta função não faz nada.</text:p>
      <text:section text:style-name="Sect1" text:name="sect2">
        <text:p text:style-name="Text_20_body"><text:span text:style-name="Strong_20_Emphasis">Nota:</text:span> Quando você chama <text:span text:style-name="Source_20_Text">fill()</text:span>, todas as formas abertas são fechadas automaticamente, assim você não precisa chamar <text:span text:style-name="Source_20_Text">closePath()</text:span>. Isso <text:span text:style-name="Strong_20_Emphasis">não acontece</text:span> quando você chamar <text:span text:style-name="Source_20_Text">stroke()</text:span>.</text:p>
      </text:section>
      <text:h text:style-name="Heading_20_3" text:outline-level="3"><text:bookmark text:name="desenhando_um_triângulo"/><text:a xlink:type="simple" xlink:href="https://developer.mozilla.org/pt-BR/docs/Web/API/Canvas_API/Tutorial/Drawing_shapes#desenhando_um_triângulo" text:style-name="Internet_20_link" text:visited-style-name="Visited_20_Internet_20_Link">Desenhando um triângulo</text:a></text:h>
      <text:p text:style-name="Text_20_body">Por exemplo, o código para desenhar um triângulo seria algo parecido com isto: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75,50);</text:span></text:p>
      <text:p text:style-name="Preformatted_20_Text"><text:span text:style-name="Source_20_Text"><text:s text:c="4"/>ctx.lineTo(100,75);</text:span></text:p>
      <text:p text:style-name="Preformatted_20_Text"><text:span text:style-name="Source_20_Text"><text:s text:c="4"/>ctx.lineTo(100,25);</text:span></text:p>
      <text:p text:style-name="Preformatted_20_Text"><text:span text:style-name="Source_20_Text"><text:s text:c="4"/>ctx.fill()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Text_20_body">O resultado se parece com isso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">Screenshot</text:p>
            </table:table-cell>
            <table:table-cell table:style-name="Tabela2.A1" office:value-type="string">
              <text:p text:style-name="P4">Live sample</text:p>
            </table:table-cell>
          </table:table-row>
        </table:table-header-rows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</table:table>
      <text:h text:style-name="Heading_20_3" text:outline-level="3"><text:bookmark text:name="desenhando"/><text:soft-page-break/><text:a xlink:type="simple" xlink:href="https://developer.mozilla.org/pt-BR/docs/Web/API/Canvas_API/Tutorial/Drawing_shapes#desenhando" text:style-name="Internet_20_link" text:visited-style-name="Visited_20_Internet_20_Link">Desenhando</text:a></text:h>
      <text:p text:style-name="Text_20_body">Uma função muito útil, que na verdade não desenha nada, mas torna-se parte da lista de caminhos descritos acima, é a função <text:span text:style-name="Source_20_Text">moveTo()</text:span>. Você provavelmente pode imaginar melhor isso como se fosse o levantar uma caneta ou lápis de um ponto em um pedaço de papel e colocá-lo no próximo ponto.</text:p>
      <text:p text:style-name="P2"><text:bookmark text:name="movetox_y"/><text:a xlink:type="simple" xlink:href="https://developer.mozilla.org/pt-BR/docs/Web/API/CanvasRenderingContext2D/moveTo" text:style-name="Internet_20_link" text:visited-style-name="Visited_20_Internet_20_Link"><text:span text:style-name="Source_20_Text">moveTo(x, y)</text:span></text:a> </text:p>
      <text:p text:style-name="P1">Move a caneta (<text:span text:style-name="Emphasis">pen</text:span>) para as coordenadas especificadas por <text:span text:style-name="Source_20_Text">x</text:span> e <text:span text:style-name="Source_20_Text">y</text:span>.</text:p>
      <text:p text:style-name="Text_20_body">Quando o canvas é inicializado ou <text:span text:style-name="Source_20_Text">beginPath()</text:span> é chamado, você normalmente vai querer usar a função <text:span text:style-name="Source_20_Text">moveTo()</text:span> para colocar o ponto inicial em outro lugar. Poderíamos também usar <text:span text:style-name="Source_20_Text">moveTo()</text:span> para desenhar caminhos não conectados. Dê uma olhada no rosto sorridente abaixo. Eu marquei os lugares onde eu usei o método <text:span text:style-name="Source_20_Text">moveTo()</text:span> (as linhas vermelhas).</text:p>
      <text:p text:style-name="Text_20_body">Caso queira tentar fazer isso, você pode usar o snippet de código abaixo. Basta colá-lo na função <text:span text:style-name="Source_20_Text">draw()</text:span> que vimos anteriormente.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 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ctx.beginPath();</text:span></text:p>
      <text:p text:style-name="Preformatted_20_Text"><text:span text:style-name="Source_20_Text"><text:s text:c="4"/>ctx.arc(75, 75, 50, 0, Math.PI * 2, true); // Círculo exterior</text:span></text:p>
      <text:p text:style-name="Preformatted_20_Text"><text:span text:style-name="Source_20_Text"><text:s text:c="4"/>ctx.moveTo(110, 75);</text:span></text:p>
      <text:p text:style-name="Preformatted_20_Text"><text:span text:style-name="Source_20_Text"><text:s text:c="4"/>ctx.arc(75, 75, 35, 0, Math.PI, false); <text:s/>// Boca (sentido horário)</text:span></text:p>
      <text:p text:style-name="Preformatted_20_Text"><text:span text:style-name="Source_20_Text"><text:s text:c="4"/>ctx.moveTo(65, 65);</text:span></text:p>
      <text:p text:style-name="Preformatted_20_Text"><text:span text:style-name="Source_20_Text"><text:s text:c="4"/>ctx.arc(60, 65, 5, 0, Math.PI * 2, true); <text:s/>// Olho esquerdo</text:span></text:p>
      <text:p text:style-name="Preformatted_20_Text"><text:span text:style-name="Source_20_Text"><text:s text:c="4"/>ctx.moveTo(95, 65);</text:span></text:p>
      <text:p text:style-name="Preformatted_20_Text"><text:span text:style-name="Source_20_Text"><text:s text:c="4"/>ctx.arc(90, 65, 5, 0, Math.PI * 2, true); <text:s/>// Olho direito</text:span></text:p>
      <text:p text:style-name="Preformatted_20_Text"><text:span text:style-name="Source_20_Text"><text:s text:c="4"/>ctx.stroke()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Text_20_body">O resultado aparece como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">Screenshot</text:p>
            </table:table-cell>
            <table:table-cell table:style-name="Tabela3.A1" office:value-type="string">
              <text:p text:style-name="P4">Live sample</text:p>
            </table:table-cell>
          </table:table-row>
        </table:table-header-rows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</table:table>
      <text:p text:style-name="Text_20_body">Se você não gosta de ver linhas conectadas, você pode remover as linhas que chamam a função <text:span text:style-name="Source_20_Text">moveTo()</text:span>.</text:p>
      <text:section text:style-name="Sect1" text:name="sect3">
        <text:p text:style-name="Text_20_body"><text:span text:style-name="Strong_20_Emphasis">Nota:</text:span> Para aprender mais sobre a função <text:span text:style-name="Source_20_Text">arc()</text:span>, veja sobre <text:a xlink:type="simple" xlink:href="https://developer.mozilla.org/pt-BR/docs/Web/API/Canvas_API/Tutorial/Drawing_shapes#arcos" text:style-name="Internet_20_link" text:visited-style-name="Visited_20_Internet_20_Link">Arcos</text:a>.</text:p>
      </text:section>
      <text:h text:style-name="Heading_20_3" text:outline-level="3"><text:bookmark text:name="linhas"/><text:a xlink:type="simple" xlink:href="https://developer.mozilla.org/pt-BR/docs/Web/API/Canvas_API/Tutorial/Drawing_shapes#linhas" text:style-name="Internet_20_link" text:visited-style-name="Visited_20_Internet_20_Link">Linhas</text:a></text:h>
      <text:p text:style-name="Text_20_body">Para desenhar linhas retas, use o método <text:span text:style-name="Source_20_Text">lineTo().</text:span></text:p>
      <text:p text:style-name="P2"><text:bookmark text:name="linetox_y"/><text:a xlink:type="simple" xlink:href="https://developer.mozilla.org/pt-BR/docs/Web/API/CanvasRenderingContext2D/lineTo" text:style-name="Internet_20_link" text:visited-style-name="Visited_20_Internet_20_Link"><text:span text:style-name="Source_20_Text">lineTo(x, y)</text:span></text:a> </text:p>
      <text:p text:style-name="P1">Desenha uma linha do ponto atual a até a posição especificada por <text:span text:style-name="Source_20_Text">x</text:span> e <text:span text:style-name="Source_20_Text">y</text:span>.</text:p>
      <text:p text:style-name="Text_20_body">Esse método recebe dois argumentos, <text:span text:style-name="Source_20_Text">x</text:span> e <text:span text:style-name="Source_20_Text">y</text:span>, que são as coordenadas do ponto final da linha. O ponto inicial é dependente de caminhos previamente desenhados, onde o ponto final do caminho <text:soft-page-break/>anterior é o ponto inicial para o seguinte, e assim por diante. O ponto inicial também pode ser alterado usando o método <text:span text:style-name="Source_20_Text">moveTo()</text:span>.</text:p>
      <text:p text:style-name="Text_20_body">O exemplo abaixo desenha dois triângulos, um preenchido e um delineado.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// Filled triangle</text:span></text:p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25,25);</text:span></text:p>
      <text:p text:style-name="Preformatted_20_Text"><text:span text:style-name="Source_20_Text"><text:s text:c="4"/>ctx.lineTo(105,25);</text:span></text:p>
      <text:p text:style-name="Preformatted_20_Text"><text:span text:style-name="Source_20_Text"><text:s text:c="4"/>ctx.lineTo(25,105);</text:span></text:p>
      <text:p text:style-name="Preformatted_20_Text"><text:span text:style-name="Source_20_Text"><text:s text:c="4"/>ctx.fill();</text:span></text:p>
      <text:p text:style-name="Preformatted_20_Text"/>
      <text:p text:style-name="Preformatted_20_Text"><text:span text:style-name="Source_20_Text"><text:s text:c="4"/>// Stroked triangle</text:span></text:p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125,125);</text:span></text:p>
      <text:p text:style-name="Preformatted_20_Text"><text:span text:style-name="Source_20_Text"><text:s text:c="4"/>ctx.lineTo(125,45);</text:span></text:p>
      <text:p text:style-name="Preformatted_20_Text"><text:span text:style-name="Source_20_Text"><text:s text:c="4"/>ctx.lineTo(45,125);</text:span></text:p>
      <text:p text:style-name="Preformatted_20_Text"><text:span text:style-name="Source_20_Text"><text:s text:c="4"/>ctx.closePath();</text:span></text:p>
      <text:p text:style-name="Preformatted_20_Text"><text:span text:style-name="Source_20_Text"><text:s text:c="4"/>ctx.stroke()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Text_20_body">Isso começa chamando o método <text:span text:style-name="Source_20_Text">beginPath()</text:span> para iniciar um novo <text:span text:style-name="Emphasis">shape path</text:span>. Em seguida, usamos o método <text:span text:style-name="Source_20_Text">moveTo()</text:span> para mover o ponto inicial para a posição desejada. Logo abaixo, duas linhas, que compõem os dois lados do triângulo, são desenhadas.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">Screenshot</text:p>
            </table:table-cell>
            <table:table-cell table:style-name="Tabela4.A1" office:value-type="string">
              <text:p text:style-name="P4">Live sample</text:p>
            </table:table-cell>
          </table:table-row>
        </table:table-header-rows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Table_20_Contents"/>
          </table:table-cell>
        </table:table-row>
      </table:table>
      <text:p text:style-name="Text_20_body">Você notará a diferença entre o triângulo preenchido (<text:span text:style-name="Emphasis">filled</text:span>) e não prenchido (<text:span text:style-name="Emphasis">stroked</text:span>). Isto ocorre, como mencionado acima, porque as formas são automaticamente fechadas quando um caminho é preenchido, mas não quando são não preenchidos. Se deixássemos de fora o <text:span text:style-name="Source_20_Text">closePath()</text:span> para os triângulos não preenchidos, apenas duas linhas teriam sido desenhadas, não um triângulo completo.</text:p>
      <text:h text:style-name="Heading_20_3" text:outline-level="3"><text:bookmark text:name="arcos"/><text:a xlink:type="simple" xlink:href="https://developer.mozilla.org/pt-BR/docs/Web/API/Canvas_API/Tutorial/Drawing_shapes#arcos" text:style-name="Internet_20_link" text:visited-style-name="Visited_20_Internet_20_Link">Arcos</text:a></text:h>
      <text:p text:style-name="Text_20_body">Para desenhar arcos, nós usamos os métodos <text:span text:style-name="Source_20_Text">arc()</text:span> ou <text:span text:style-name="Source_20_Text">arcTo()</text:span>.</text:p>
      <text:p text:style-name="P2"><text:bookmark text:name="arcx_y_radius_startangle_endangle_anticlockwise"/><text:a xlink:type="simple" xlink:href="https://developer.mozilla.org/pt-BR/docs/Web/API/CanvasRenderingContext2D/arc" text:style-name="Internet_20_link" text:visited-style-name="Visited_20_Internet_20_Link"><text:span text:style-name="Source_20_Text">arc(x, y, radius, startAngle, endAngle, anticlockwise)</text:span></text:a> </text:p>
      <text:p text:style-name="P1">Desenha um arco centralizado na posição <text:span text:style-name="Emphasis">(x, y)</text:span> com um raio <text:span text:style-name="Emphasis">r</text:span> iniciando em <text:span text:style-name="Emphasis">startAngle e</text:span> terminando em <text:span text:style-name="Emphasis">endAngle</text:span> apontando na direção indicada pelo sentido anti-horário (padronizando para o sentido horário).</text:p>
      <text:p text:style-name="P2"><text:bookmark text:name="arctox1_y1_x2_y2_radius"/><text:a xlink:type="simple" xlink:href="https://developer.mozilla.org/pt-BR/docs/Web/API/CanvasRenderingContext2D/arcTo" text:style-name="Internet_20_link" text:visited-style-name="Visited_20_Internet_20_Link"><text:span text:style-name="Source_20_Text">arcTo(x1, y1, x2, y2, radius)</text:span></text:a> </text:p>
      <text:p text:style-name="P1">Desenha um arco com os pontos de controle e raio, conectados ao ponto anterior por uma linha reta.</text:p>
      <text:p text:style-name="Text_20_body"><text:soft-page-break/>Vamos dar uma olhada mais detalhada sobre o método <text:span text:style-name="Source_20_Text">arc</text:span>, que tem seis parâmetros: <text:span text:style-name="Source_20_Text">x</text:span> e <text:span text:style-name="Source_20_Text">y</text:span> são as coordenadas do centro do círculo em que o arco deve ser desenhado. <text:span text:style-name="Source_20_Text">radius</text:span> é o raio. Os parâmetros <text:span text:style-name="Source_20_Text">startAngle</text:span> e <text:span text:style-name="Source_20_Text">endAngle</text:span> definem os pontos inicial e final do arco em radianos, ao longo da curva do círculo. Estes são medidos a partir do eixo <text:span text:style-name="Source_20_Text">x</text:span>. O parâmetro <text:span text:style-name="Source_20_Text">anticlockwise</text:span> é um valor Booleano que, quando verdadeiro, desenha o arco no sentido anti-horário; Caso contrário, o arco é desenhado no sentido horário.</text:p>
      <text:section text:style-name="Sect1" text:name="sect4">
        <text:p text:style-name="Text_20_body"><text:span text:style-name="Strong_20_Emphasis">Nota:</text:span> Os ângulos na função <text:span text:style-name="Source_20_Text">arc</text:span> são medidos em radianos, não em graus. Para converter graus em radianos você pode usar a seguinte expressão JavaScript: <text:span text:style-name="Source_20_Text">radians = (Math.PI/180)*degrees</text:span>.</text:p>
      </text:section>
      <text:p text:style-name="Text_20_body">O exemplo a seguir é um pouco mais complexo do que os que vimos anteriormente. Ele desenha 12 arcos diferentes, todos com diferentes ângulos e preenchimentos.</text:p>
      <text:p text:style-name="Text_20_body">Os dois laços <text:span text:style-name="Source_20_Text">for</text:span> são para iterar através das linhas e colunas de arcos. Para cada arco, é criado um novo caminho chamando <text:span text:style-name="Source_20_Text">beginPath()</text:span>. No código, cada um dos parâmetros para o arco estão em uma variável somente para demonstração, assim você não precisa fazer isso na vida real.</text:p>
      <text:p text:style-name="Text_20_body">As coordenadas <text:span text:style-name="Source_20_Text">x</text:span> e <text:span text:style-name="Source_20_Text">y</text:span> devem ser suficientemente claras. O parâmetros <text:span text:style-name="Source_20_Text">radius</text:span> e <text:span text:style-name="Source_20_Text">startAngle</text:span> são fixos. O <text:span text:style-name="Source_20_Text">endAngle</text:span> começa em 180 graus (metade de um círculo) na primeira coluna e aumenta gradualmente em 90 graus, culminando em um círculo completo na última coluna.</text:p>
      <text:p text:style-name="Text_20_body">A manipulação do parâmetro <text:span text:style-name="Source_20_Text">clockwise</text:span> faz com que a primeira e terceira linhas sejam desenhadas como arcos no sentido horário, e a segunda e quarta linhas como arcos no sentido anti-horário. Finalmente, a instrução <text:span text:style-name="Source_20_Text">if</text:span> faz com que a metade superior dos arcos não sejam preenchidos e a metade inferior dos arcos sejam.</text:p>
      <text:section text:style-name="Sect1" text:name="sect5">
        <text:p text:style-name="Text_20_body"><text:span text:style-name="Strong_20_Emphasis">Nota:</text:span> Este exemplo requer um canvas um pouco maior que as outras desta página: 150 x 200 pixels.</text:p>
      </text:section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for(var i=0;i&lt;4;i++){</text:span></text:p>
      <text:p text:style-name="Preformatted_20_Text"><text:span text:style-name="Source_20_Text"><text:s text:c="6"/>for(var j=0;j&lt;3;j++){</text:span></text:p>
      <text:p text:style-name="Preformatted_20_Text"><text:span text:style-name="Source_20_Text"><text:s text:c="8"/>ctx.beginPath();</text:span></text:p>
      <text:p text:style-name="Preformatted_20_Text"><text:span text:style-name="Source_20_Text"><text:s text:c="8"/>var x <text:s text:c="13"/>= 25+j*50; <text:s text:c="14"/>// coordenada x</text:span></text:p>
      <text:p text:style-name="Preformatted_20_Text"><text:span text:style-name="Source_20_Text"><text:s text:c="8"/>var y <text:s text:c="13"/>= 25+i*50; <text:s text:c="14"/>// coordenada y</text:span></text:p>
      <text:p text:style-name="Preformatted_20_Text"><text:span text:style-name="Source_20_Text"><text:s text:c="8"/>var radius <text:s text:c="8"/>= 20; <text:s text:c="19"/>// Raio do Arco</text:span></text:p>
      <text:p text:style-name="Preformatted_20_Text"><text:span text:style-name="Source_20_Text"><text:s text:c="8"/>var startAngle <text:s text:c="4"/>= 0; <text:s text:c="20"/>// Ponto inicial no círculo</text:span></text:p>
      <text:p text:style-name="Preformatted_20_Text"><text:span text:style-name="Source_20_Text"><text:s text:c="8"/>var endAngle <text:s text:c="6"/>= Math.PI+(Math.PI*j)/2; // Ponto final no círculo</text:span></text:p>
      <text:p text:style-name="Preformatted_20_Text"><text:span text:style-name="Source_20_Text"><text:s text:c="8"/>var anticlockwise <text:s/>= i%2==0 ? false : true; // horário ou anti-horário</text:span></text:p>
      <text:p text:style-name="Preformatted_20_Text"/>
      <text:p text:style-name="Preformatted_20_Text"><text:span text:style-name="Source_20_Text"><text:s text:c="8"/>ctx.arc(x, y, radius, startAngle, endAngle, anticlockwise);</text:span></text:p>
      <text:p text:style-name="Preformatted_20_Text"/>
      <text:p text:style-name="Preformatted_20_Text"><text:span text:style-name="Source_20_Text"><text:s text:c="8"/>if (i&gt;1){</text:span></text:p>
      <text:p text:style-name="Preformatted_20_Text"><text:span text:style-name="Source_20_Text"><text:s text:c="10"/>ctx.fill(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0"/>ctx.stroke()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3"><text:span text:style-name="Source_20_Text">}</text:span></text:p>
      <table:table table:name="Tabela5" table:style-name="Tabela5">
        <table:table-column table:style-name="Tabela5.A"/>
        <table:table-column table:style-name="Tabela5.B"/>
        <table:table-header-rows>
          <text:soft-page-break/>
          <table:table-row>
            <table:table-cell table:style-name="Tabela5.A1" office:value-type="string">
              <text:p text:style-name="P4">Screenshot</text:p>
            </table:table-cell>
            <table:table-cell table:style-name="Tabela5.A1" office:value-type="string">
              <text:p text:style-name="P4">Live sample</text:p>
            </table:table-cell>
          </table:table-row>
        </table:table-header-rows>
        <table:table-row>
          <table:table-cell table:style-name="Tabela5.A1" office:value-type="string">
            <text:p text:style-name="Table_20_Contents"/>
          </table:table-cell>
          <table:table-cell table:style-name="Tabela5.A1" office:value-type="string">
            <text:p text:style-name="Table_20_Contents"/>
          </table:table-cell>
        </table:table-row>
      </table:table>
      <text:h text:style-name="Heading_20_3" text:outline-level="3"><text:bookmark text:name="curvas_de_bézier_cúbicas_e_quadráticas"/><text:a xlink:type="simple" xlink:href="https://developer.mozilla.org/pt-BR/docs/Web/API/Canvas_API/Tutorial/Drawing_shapes#curvas_de_bézier_cúbicas_e_quadráticas" text:style-name="Internet_20_link" text:visited-style-name="Visited_20_Internet_20_Link">Curvas de Bézier Cúbicas e Quadráticas</text:a></text:h>
      <text:p text:style-name="Text_20_body">O próximo tipo de caminhos disponíveis são as Curvas de Bézier, disponíveis nas variedades cubícas e quadráticas. Elas são geralmente usadas para desenhar complexas formas orgânicas.</text:p>
      <text:p text:style-name="P2"><text:bookmark text:name="quadraticcurvetocp1x_cp1y_x_y"/><text:a xlink:type="simple" xlink:href="https://developer.mozilla.org/pt-BR/docs/Web/API/CanvasRenderingContext2D/quadraticCurveTo" text:style-name="Internet_20_link" text:visited-style-name="Visited_20_Internet_20_Link"><text:span text:style-name="Source_20_Text">quadraticCurveTo(cp1x, cp1y, x, y)</text:span></text:a> </text:p>
      <text:p text:style-name="P1">Desenha uma curva de Bézier quadrática da posição atual indicada pelo cursor, até a posição final especificada por <text:span text:style-name="Source_20_Text">x</text:span> e <text:span text:style-name="Source_20_Text">y</text:span>, usando o controle de pontos guiados por <text:span text:style-name="Source_20_Text">cp1x</text:span> <text:span text:style-name="Source_20_Text">e cp1y</text:span>.</text:p>
      <text:p text:style-name="P2"><text:bookmark text:name="beziercurvetocp1x_cp1y_cp2x_cp2y_x_y_en-us"/><text:a xlink:type="simple" xlink:href="https://developer.mozilla.org/en-US/docs/Web/API/CanvasRenderingContext2D/bezierCurveTo" text:style-name="Internet_20_link" text:visited-style-name="Visited_20_Internet_20_Link"><text:span text:style-name="Source_20_Text">bezierCurveTo(cp1x, cp1y, cp2x, cp2y, x, y)</text:span></text:a><text:a xlink:type="simple" xlink:href="https://developer.mozilla.org/en-US/docs/Web/API/CanvasRenderingContext2D/bezierCurveTo" text:style-name="Internet_20_link" text:visited-style-name="Visited_20_Internet_20_Link"> </text:a><text:a xlink:type="simple" xlink:href="https://developer.mozilla.org/en-US/docs/Web/API/CanvasRenderingContext2D/bezierCurveTo" text:style-name="Internet_20_link" text:visited-style-name="Visited_20_Internet_20_Link"><text:span text:style-name="T1">(en-US)</text:span></text:a> </text:p>
      <text:p text:style-name="P1">Desenha uma curva de Bézier cúbica partindo da posição atual indicada pelo cursor, até a posição final especificada por <text:span text:style-name="Source_20_Text">x</text:span> e <text:span text:style-name="Source_20_Text">y</text:span>, usando o controle de pontos guiados por (<text:span text:style-name="Source_20_Text">cp1x</text:span>, <text:span text:style-name="Source_20_Text">cp1y</text:span>) e (cp2x, cp2y).</text:p>
      <text:p text:style-name="Text_20_body">A diferença entre estes métodos pode ser descrita de forma melhor usando a imagem à direita. Uma curva quadrática de Bézier tem um ponto inicial e final (pontos azuis) e apenas um ponto de controle (indicado pelo ponto vermelho) enquanto que uma curva cúbica de Bézier utiliza dois pontos de controles. </text:p>
      <text:p text:style-name="Text_20_body">Os parâmetros <text:span text:style-name="Source_20_Text">x</text:span> e <text:span text:style-name="Source_20_Text">y</text:span> em ambos os métodos são as coordenadas do ponto final. <text:span text:style-name="Source_20_Text">cp1x</text:span> e <text:span text:style-name="Source_20_Text">cp1y</text:span> são as coordenadas do primeiro ponto de controle, e <text:span text:style-name="Source_20_Text">cp2x</text:span> e <text:span text:style-name="Source_20_Text">cp2y</text:span> são as coordenadas do segundo ponto de controle.</text:p>
      <text:p text:style-name="Text_20_body">Usando curvas de Bézier quadráticas e cúbicas pode ser algo bastante desafiador, porque ao contrário de um software de desenho vetorial, como o Adobe Illustrator, não temos resultados visuais imediatos sobre o que estamos fazendo. Isso torna bastante difícil desenhar formas complexas. No exemplo a seguir, vamos desenhar algumas formas orgânicas simples, mas se você tiver tempo e, acima de tudo, paciência, formas muito mais complexas podem ser criadas.</text:p>
      <text:p text:style-name="Text_20_body">Não há nada muito difícil nestes exemplos. Em ambos os casos vemos uma sucessão de curvas sendo desenhadas, resultando no fim, em uma forma (<text:span text:style-name="Emphasis">shape</text:span>) completa.</text:p>
      <text:h text:style-name="Heading_20_4" text:outline-level="4"><text:bookmark text:name="curvas_de_bézier_quadráticas"/>Curvas de Bézier Quadráticas</text:h>
      <text:p text:style-name="Text_20_body">Este exemplo usa múltiplas curvas de Bézier quadráticas para renderizar um balão de fala.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 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// Exemplo de curvas de Bézier quadráticas</text:span></text:p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75,25);</text:span></text:p>
      <text:p text:style-name="Preformatted_20_Text"><text:span text:style-name="Source_20_Text"><text:s text:c="4"/>ctx.quadraticCurveTo(25,25,25,62.5);</text:span></text:p>
      <text:p text:style-name="Preformatted_20_Text"><text:span text:style-name="Source_20_Text"><text:s text:c="4"/>ctx.quadraticCurveTo(25,100,50,100);</text:span></text:p>
      <text:p text:style-name="Preformatted_20_Text"><text:span text:style-name="Source_20_Text"><text:s text:c="4"/>ctx.quadraticCurveTo(50,120,30,125);</text:span></text:p>
      <text:p text:style-name="Preformatted_20_Text"><text:span text:style-name="Source_20_Text"><text:s text:c="4"/>ctx.quadraticCurveTo(60,120,65,100);</text:span></text:p>
      <text:p text:style-name="Preformatted_20_Text"><text:span text:style-name="Source_20_Text"><text:s text:c="4"/>ctx.quadraticCurveTo(125,100,125,62.5);</text:span></text:p>
      <text:p text:style-name="Preformatted_20_Text"><text:span text:style-name="Source_20_Text"><text:s text:c="4"/>ctx.quadraticCurveTo(125,25,75,25);</text:span></text:p>
      <text:p text:style-name="Preformatted_20_Text"><text:soft-page-break/><text:span text:style-name="Source_20_Text"><text:s text:c="4"/>ctx.stroke();</text:span></text:p>
      <text:p text:style-name="Preformatted_20_Text"><text:span text:style-name="Source_20_Text"><text:s text:c="2"/>}</text:span></text:p>
      <text:p text:style-name="P3"><text:span text:style-name="Source_20_Text">}</text:span></text:p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">Screenshot</text:p>
            </table:table-cell>
            <table:table-cell table:style-name="Tabela6.A1" office:value-type="string">
              <text:p text:style-name="P4">Live sample</text:p>
            </table:table-cell>
          </table:table-row>
        </table:table-header-rows>
        <table:table-row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</table:table-row>
      </table:table>
      <text:h text:style-name="Heading_20_4" text:outline-level="4"><text:bookmark text:name="curvas_de_bézier_cúbicas"/>Curvas de Bézier Cúbicas</text:h>
      <text:p text:style-name="Text_20_body">Este exemplo desenha um coração usando curvas de Bézier cúbicas.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// Exemplo de curvas de Bézier cúbicas</text:span></text:p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75,40);</text:span></text:p>
      <text:p text:style-name="Preformatted_20_Text"><text:span text:style-name="Source_20_Text"><text:s text:c="4"/>ctx.bezierCurveTo(75,37,70,25,50,25);</text:span></text:p>
      <text:p text:style-name="Preformatted_20_Text"><text:span text:style-name="Source_20_Text"><text:s text:c="4"/>ctx.bezierCurveTo(20,25,20,62.5,20,62.5);</text:span></text:p>
      <text:p text:style-name="Preformatted_20_Text"><text:span text:style-name="Source_20_Text"><text:s text:c="4"/>ctx.bezierCurveTo(20,80,40,102,75,120);</text:span></text:p>
      <text:p text:style-name="Preformatted_20_Text"><text:span text:style-name="Source_20_Text"><text:s text:c="4"/>ctx.bezierCurveTo(110,102,130,80,130,62.5);</text:span></text:p>
      <text:p text:style-name="Preformatted_20_Text"><text:span text:style-name="Source_20_Text"><text:s text:c="4"/>ctx.bezierCurveTo(130,62.5,130,25,100,25);</text:span></text:p>
      <text:p text:style-name="Preformatted_20_Text"><text:span text:style-name="Source_20_Text"><text:s text:c="4"/>ctx.bezierCurveTo(85,25,75,37,75,40);</text:span></text:p>
      <text:p text:style-name="Preformatted_20_Text"><text:span text:style-name="Source_20_Text"><text:s text:c="4"/>ctx.fill();</text:span></text:p>
      <text:p text:style-name="Preformatted_20_Text"><text:span text:style-name="Source_20_Text"><text:s text:c="2"/>}</text:span></text:p>
      <text:p text:style-name="P3"><text:span text:style-name="Source_20_Text">}</text:span>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4">Screenshot</text:p>
            </table:table-cell>
            <table:table-cell table:style-name="Tabela7.A1" office:value-type="string">
              <text:p text:style-name="P4">Live sample</text:p>
            </table:table-cell>
          </table:table-row>
        </table:table-header-rows>
        <table:table-row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</table:table-row>
      </table:table>
      <text:h text:style-name="Heading_20_3" text:outline-level="3"><text:bookmark text:name="retângulos"/><text:a xlink:type="simple" xlink:href="https://developer.mozilla.org/pt-BR/docs/Web/API/Canvas_API/Tutorial/Drawing_shapes#retângulos" text:style-name="Internet_20_link" text:visited-style-name="Visited_20_Internet_20_Link">Retângulos</text:a></text:h>
      <text:p text:style-name="Text_20_body">Além dos três métodos que vimos em <text:a xlink:type="simple" xlink:href="https://developer.mozilla.org/pt-BR/docs/Web/API/Canvas_API/Tutorial/Drawing_shapes#desenhando_retângulos" text:style-name="Internet_20_link" text:visited-style-name="Visited_20_Internet_20_Link">Desenhando retângulos</text:a>, que desenham formas retangulares diretamente no canvas, há também o método <text:span text:style-name="Source_20_Text">rect()</text:span>, que adiciona uma forma retangular a um caminho (<text:span text:style-name="Emphasis">path</text:span>) atualmente aberto.</text:p>
      <text:p text:style-name="P2"><text:bookmark text:name="rectx_y_width_height"/><text:a xlink:type="simple" xlink:href="https://developer.mozilla.org/pt-BR/docs/Web/API/CanvasRenderingContext2D/rect" text:style-name="Internet_20_link" text:visited-style-name="Visited_20_Internet_20_Link"><text:span text:style-name="Source_20_Text">rect(x, y, width, height)</text:span></text:a> </text:p>
      <text:p text:style-name="P1">Desenha um retângulo cujo canto superior esquerdo é especificado por (<text:span text:style-name="Source_20_Text">x</text:span>, <text:span text:style-name="Source_20_Text">y</text:span>) com base em uma largura (<text:span text:style-name="Source_20_Text">width</text:span>) e uma altura (<text:span text:style-name="Source_20_Text">height</text:span>).</text:p>
      <text:p text:style-name="Text_20_body">Quando este método é executado, o método <text:span text:style-name="Source_20_Text">moveTo()</text:span> é automaticamente chamado com os parâmetros (0,0). Em outras palavras, a posição atual do cursor é automaticamente redefinida para as coordenadas padrões.</text:p>
      <text:h text:style-name="Heading_20_3" text:outline-level="3"><text:bookmark text:name="combinando_elementos"/><text:a xlink:type="simple" xlink:href="https://developer.mozilla.org/pt-BR/docs/Web/API/Canvas_API/Tutorial/Drawing_shapes#combinando_elementos" text:style-name="Internet_20_link" text:visited-style-name="Visited_20_Internet_20_Link">Combinando Elementos</text:a></text:h>
      <text:p text:style-name="Text_20_body">Até agora, em cada exemplo dessa página foi usada apenas um tipo de função de caminho (<text:span text:style-name="Emphasis">path</text:span>) para cada forma (<text:span text:style-name="Emphasis">shape</text:span>). No entanto, não há nenhuma limitação para o número ou tipos de caminhos que você pode usar para criar um <text:span text:style-name="Emphasis">shape</text:span>. Então, neste exemplo final, vamos combinar todas as funções de caminho para fazer um conjunto de personagens de jogo muito conhecido.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{</text:span></text:p>
      <text:p text:style-name="Preformatted_20_Text"><text:span text:style-name="Source_20_Text"><text:s text:c="4"/>var ctx = canvas.getContext('2d');</text:span></text:p>
      <text:p text:style-name="Preformatted_20_Text"><text:soft-page-break/></text:p>
      <text:p text:style-name="Preformatted_20_Text"><text:span text:style-name="Source_20_Text"><text:s text:c="4"/>roundedRect(ctx,12,12,150,150,15);</text:span></text:p>
      <text:p text:style-name="Preformatted_20_Text"><text:span text:style-name="Source_20_Text"><text:s text:c="4"/>roundedRect(ctx,19,19,150,150,9);</text:span></text:p>
      <text:p text:style-name="Preformatted_20_Text"><text:span text:style-name="Source_20_Text"><text:s text:c="4"/>roundedRect(ctx,53,53,49,33,10);</text:span></text:p>
      <text:p text:style-name="Preformatted_20_Text"><text:span text:style-name="Source_20_Text"><text:s text:c="4"/>roundedRect(ctx,53,119,49,16,6);</text:span></text:p>
      <text:p text:style-name="Preformatted_20_Text"><text:span text:style-name="Source_20_Text"><text:s text:c="4"/>roundedRect(ctx,135,53,49,33,10);</text:span></text:p>
      <text:p text:style-name="Preformatted_20_Text"><text:span text:style-name="Source_20_Text"><text:s text:c="4"/>roundedRect(ctx,135,119,25,49,10);</text:span></text:p>
      <text:p text:style-name="Preformatted_20_Text"/>
      <text:p text:style-name="Preformatted_20_Text"><text:span text:style-name="Source_20_Text"><text:s text:c="4"/>ctx.beginPath();</text:span></text:p>
      <text:p text:style-name="Preformatted_20_Text"><text:span text:style-name="Source_20_Text"><text:s text:c="4"/>ctx.arc(37,37,13,Math.PI/7,-Math.PI/7,false);</text:span></text:p>
      <text:p text:style-name="Preformatted_20_Text"><text:span text:style-name="Source_20_Text"><text:s text:c="4"/>ctx.lineTo(31,37);</text:span></text:p>
      <text:p text:style-name="Preformatted_20_Text"><text:span text:style-name="Source_20_Text"><text:s text:c="4"/>ctx.fill();</text:span></text:p>
      <text:p text:style-name="Preformatted_20_Text"/>
      <text:p text:style-name="Preformatted_20_Text"><text:span text:style-name="Source_20_Text"><text:s text:c="4"/>for(var i=0;i&lt;8;i++){</text:span></text:p>
      <text:p text:style-name="Preformatted_20_Text"><text:span text:style-name="Source_20_Text"><text:s text:c="6"/>ctx.fillRect(51+i*16,35,4,4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or(i=0;i&lt;6;i++){</text:span></text:p>
      <text:p text:style-name="Preformatted_20_Text"><text:span text:style-name="Source_20_Text"><text:s text:c="6"/>ctx.fillRect(115,51+i*16,4,4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or(i=0;i&lt;8;i++){</text:span></text:p>
      <text:p text:style-name="Preformatted_20_Text"><text:span text:style-name="Source_20_Text"><text:s text:c="6"/>ctx.fillRect(51+i*16,99,4,4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83,116);</text:span></text:p>
      <text:p text:style-name="Preformatted_20_Text"><text:span text:style-name="Source_20_Text"><text:s text:c="4"/>ctx.lineTo(83,102);</text:span></text:p>
      <text:p text:style-name="Preformatted_20_Text"><text:span text:style-name="Source_20_Text"><text:s text:c="4"/>ctx.bezierCurveTo(83,94,89,88,97,88);</text:span></text:p>
      <text:p text:style-name="Preformatted_20_Text"><text:span text:style-name="Source_20_Text"><text:s text:c="4"/>ctx.bezierCurveTo(105,88,111,94,111,102);</text:span></text:p>
      <text:p text:style-name="Preformatted_20_Text"><text:span text:style-name="Source_20_Text"><text:s text:c="4"/>ctx.lineTo(111,116);</text:span></text:p>
      <text:p text:style-name="Preformatted_20_Text"><text:span text:style-name="Source_20_Text"><text:s text:c="4"/>ctx.lineTo(106.333,111.333);</text:span></text:p>
      <text:p text:style-name="Preformatted_20_Text"><text:span text:style-name="Source_20_Text"><text:s text:c="4"/>ctx.lineTo(101.666,116);</text:span></text:p>
      <text:p text:style-name="Preformatted_20_Text"><text:span text:style-name="Source_20_Text"><text:s text:c="4"/>ctx.lineTo(97,111.333);</text:span></text:p>
      <text:p text:style-name="Preformatted_20_Text"><text:span text:style-name="Source_20_Text"><text:s text:c="4"/>ctx.lineTo(92.333,116);</text:span></text:p>
      <text:p text:style-name="Preformatted_20_Text"><text:span text:style-name="Source_20_Text"><text:s text:c="4"/>ctx.lineTo(87.666,111.333);</text:span></text:p>
      <text:p text:style-name="Preformatted_20_Text"><text:span text:style-name="Source_20_Text"><text:s text:c="4"/>ctx.lineTo(83,116);</text:span></text:p>
      <text:p text:style-name="Preformatted_20_Text"><text:span text:style-name="Source_20_Text"><text:s text:c="4"/>ctx.fill();</text:span></text:p>
      <text:p text:style-name="Preformatted_20_Text"/>
      <text:p text:style-name="Preformatted_20_Text"><text:span text:style-name="Source_20_Text"><text:s text:c="4"/>ctx.fillStyle = "white";</text:span></text:p>
      <text:p text:style-name="Preformatted_20_Text"><text:span text:style-name="Source_20_Text"><text:s text:c="4"/>ctx.beginPath();</text:span></text:p>
      <text:p text:style-name="Preformatted_20_Text"><text:span text:style-name="Source_20_Text"><text:s text:c="4"/>ctx.moveTo(91,96);</text:span></text:p>
      <text:p text:style-name="Preformatted_20_Text"><text:span text:style-name="Source_20_Text"><text:s text:c="4"/>ctx.bezierCurveTo(88,96,87,99,87,101);</text:span></text:p>
      <text:p text:style-name="Preformatted_20_Text"><text:span text:style-name="Source_20_Text"><text:s text:c="4"/>ctx.bezierCurveTo(87,103,88,106,91,106);</text:span></text:p>
      <text:p text:style-name="Preformatted_20_Text"><text:span text:style-name="Source_20_Text"><text:s text:c="4"/>ctx.bezierCurveTo(94,106,95,103,95,101);</text:span></text:p>
      <text:p text:style-name="Preformatted_20_Text"><text:span text:style-name="Source_20_Text"><text:s text:c="4"/>ctx.bezierCurveTo(95,99,94,96,91,96);</text:span></text:p>
      <text:p text:style-name="Preformatted_20_Text"><text:span text:style-name="Source_20_Text"><text:s text:c="4"/>ctx.moveTo(103,96);</text:span></text:p>
      <text:p text:style-name="Preformatted_20_Text"><text:span text:style-name="Source_20_Text"><text:s text:c="4"/>ctx.bezierCurveTo(100,96,99,99,99,101);</text:span></text:p>
      <text:p text:style-name="Preformatted_20_Text"><text:span text:style-name="Source_20_Text"><text:s text:c="4"/>ctx.bezierCurveTo(99,103,100,106,103,106);</text:span></text:p>
      <text:p text:style-name="Preformatted_20_Text"><text:span text:style-name="Source_20_Text"><text:s text:c="4"/>ctx.bezierCurveTo(106,106,107,103,107,101);</text:span></text:p>
      <text:p text:style-name="Preformatted_20_Text"><text:span text:style-name="Source_20_Text"><text:s text:c="4"/>ctx.bezierCurveTo(107,99,106,96,103,96);</text:span></text:p>
      <text:p text:style-name="Preformatted_20_Text"><text:span text:style-name="Source_20_Text"><text:s text:c="4"/>ctx.fill();</text:span></text:p>
      <text:p text:style-name="Preformatted_20_Text"/>
      <text:p text:style-name="Preformatted_20_Text"><text:span text:style-name="Source_20_Text"><text:s text:c="4"/>ctx.fillStyle = "black";</text:span></text:p>
      <text:p text:style-name="Preformatted_20_Text"><text:span text:style-name="Source_20_Text"><text:s text:c="4"/>ctx.beginPath();</text:span></text:p>
      <text:p text:style-name="Preformatted_20_Text"><text:span text:style-name="Source_20_Text"><text:s text:c="4"/>ctx.arc(101,102,2,0,Math.PI*2,true);</text:span></text:p>
      <text:p text:style-name="Preformatted_20_Text"><text:span text:style-name="Source_20_Text"><text:s text:c="4"/>ctx.fill();</text:span></text:p>
      <text:p text:style-name="Preformatted_20_Text"/>
      <text:p text:style-name="Preformatted_20_Text"><text:span text:style-name="Source_20_Text"><text:s text:c="4"/>ctx.beginPath();</text:span></text:p>
      <text:p text:style-name="Preformatted_20_Text"><text:span text:style-name="Source_20_Text"><text:s text:c="4"/>ctx.arc(89,102,2,0,Math.PI*2,true);</text:span></text:p>
      <text:p text:style-name="Preformatted_20_Text"><text:span text:style-name="Source_20_Text"><text:s text:c="4"/>ctx.fill(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// Uma função útil para desenhar um retângulo com cantos arredondados.</text:span></text:p>
      <text:p text:style-name="Preformatted_20_Text"/>
      <text:p text:style-name="Preformatted_20_Text"><text:span text:style-name="Source_20_Text">function roundedRect(ctx,x,y,width,height,radius){</text:span></text:p>
      <text:p text:style-name="Preformatted_20_Text"><text:span text:style-name="Source_20_Text"><text:s text:c="2"/>ctx.beginPath();</text:span></text:p>
      <text:p text:style-name="Preformatted_20_Text"><text:span text:style-name="Source_20_Text"><text:s text:c="2"/>ctx.moveTo(x,y+radius);</text:span></text:p>
      <text:p text:style-name="Preformatted_20_Text"><text:span text:style-name="Source_20_Text"><text:s text:c="2"/>ctx.lineTo(x,y+height-radius);</text:span></text:p>
      <text:p text:style-name="Preformatted_20_Text"><text:span text:style-name="Source_20_Text"><text:s text:c="2"/>ctx.quadraticCurveTo(x,y+height,x+radius,y+height);</text:span></text:p>
      <text:p text:style-name="Preformatted_20_Text"><text:span text:style-name="Source_20_Text"><text:s text:c="2"/>ctx.lineTo(x+width-radius,y+height);</text:span></text:p>
      <text:p text:style-name="Preformatted_20_Text"><text:span text:style-name="Source_20_Text"><text:s text:c="2"/>ctx.quadraticCurveTo(x+width,y+height,x+width,y+height-radius);</text:span></text:p>
      <text:p text:style-name="Preformatted_20_Text"><text:span text:style-name="Source_20_Text"><text:s text:c="2"/>ctx.lineTo(x+width,y+radius);</text:span></text:p>
      <text:p text:style-name="Preformatted_20_Text"><text:span text:style-name="Source_20_Text"><text:s text:c="2"/>ctx.quadraticCurveTo(x+width,y,x+width-radius,y);</text:span></text:p>
      <text:p text:style-name="Preformatted_20_Text"><text:span text:style-name="Source_20_Text"><text:s text:c="2"/>ctx.lineTo(x+radius,y);</text:span></text:p>
      <text:p text:style-name="Preformatted_20_Text"><text:span text:style-name="Source_20_Text"><text:s text:c="2"/>ctx.quadraticCurveTo(x,y,x,y+radius);</text:span></text:p>
      <text:p text:style-name="Preformatted_20_Text"><text:span text:style-name="Source_20_Text"><text:s text:c="2"/>ctx.stroke();</text:span></text:p>
      <text:p text:style-name="P3"><text:span text:style-name="Source_20_Text">}</text:span></text:p>
      <text:p text:style-name="Text_20_body">O resultado é:</text:p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4">Screenshot</text:p>
            </table:table-cell>
            <table:table-cell table:style-name="Tabela8.A1" office:value-type="string">
              <text:p text:style-name="P4">Live sample</text:p>
            </table:table-cell>
          </table:table-row>
        </table:table-header-rows>
        <table:table-row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</table:table>
      <text:p text:style-name="Text_20_body">Não vamos discutir isso em detalhes, uma vez que é realmente muito simples. As coisas mais importantes a serem observadas são o uso da propriedade <text:span text:style-name="Source_20_Text">fillStyle</text:span> no contexto de desenho e o uso de uma função auxiliar (neste caso <text:span text:style-name="Source_20_Text">roundedRect()</text:span>). Usando funções auxiliares para construir um desenho frequentemente pode ser muito útil, além de reduzir a quantidade de código que você precisa, bem como a sua complexidade.</text:p>
      <text:p text:style-name="Text_20_body">Vamos dar uma nova olhada em <text:span text:style-name="Source_20_Text">fillStyle</text:span>, em mais detalhes, mais adiante neste tutorial. Aqui, tudo o que estamos fazendo é apenas usando-o para alterar sucessivamente a cor de preenchimento dos caminhos (<text:span text:style-name="Emphasis">paths</text:span>) de cor preta (padrão) para branca.</text:p>
      <text:h text:style-name="Heading_20_2" text:outline-level="2"><text:bookmark text:name="path2d"/><text:a xlink:type="simple" xlink:href="https://developer.mozilla.org/pt-BR/docs/Web/API/Canvas_API/Tutorial/Drawing_shapes#path2d" text:style-name="Internet_20_link" text:visited-style-name="Visited_20_Internet_20_Link">Path2D</text:a></text:h>
      <text:p text:style-name="Text_20_body">Como vimos no último exemplo, pode haver uma série de <text:span text:style-name="Emphasis">paths</text:span> e comandos de desenho para desenhar objetos em sua tela. Para simplificar o código e melhorar o desempenho, o objeto <text:a xlink:type="simple" xlink:href="https://developer.mozilla.org/pt-BR/docs/Web/API/Path2D" text:style-name="Internet_20_link" text:visited-style-name="Visited_20_Internet_20_Link"><text:span text:style-name="Source_20_Text">Path2D</text:span></text:a>, disponível em versões recentes dos navegadores, permite armazenar em cache ou gravar esses comandos de desenho. Com ele, você pode construir seus <text:span text:style-name="Emphasis">paths</text:span> rapidamente. Vamos ver como podemos construir um objeto de <text:span text:style-name="Source_20_Text">Path2D</text:span>: </text:p>
      <text:p text:style-name="P2"><text:bookmark text:name="path2d_en-us"/><text:a xlink:type="simple" xlink:href="https://developer.mozilla.org/en-US/docs/Web/API/Path2D/Path2D" text:style-name="Internet_20_link" text:visited-style-name="Visited_20_Internet_20_Link"><text:span text:style-name="Source_20_Text">Path2D()</text:span></text:a><text:a xlink:type="simple" xlink:href="https://developer.mozilla.org/en-US/docs/Web/API/Path2D/Path2D" text:style-name="Internet_20_link" text:visited-style-name="Visited_20_Internet_20_Link"> </text:a><text:a xlink:type="simple" xlink:href="https://developer.mozilla.org/en-US/docs/Web/API/Path2D/Path2D" text:style-name="Internet_20_link" text:visited-style-name="Visited_20_Internet_20_Link"><text:span text:style-name="T1">(en-US)</text:span></text:a> </text:p>
      <text:p text:style-name="P1">O construtor de <text:span text:style-name="Strong_20_Emphasis"><text:span text:style-name="Source_20_Text">Path2D()</text:span></text:span> retorna um objeto <text:span text:style-name="Source_20_Text">Path2D</text:span> instanciado recentemente, opcionalmente através de um outro objeto <text:span text:style-name="Source_20_Text">Path2D</text:span> como argumento (cria uma cópia) ou, opcionalmente, com uma <text:span text:style-name="Emphasis">string</text:span> que representam dados de <text:a xlink:type="simple" xlink:href="https://developer.mozilla.org/en-US/docs/Web/SVG/Tutorial/Paths" text:style-name="Internet_20_link" text:visited-style-name="Visited_20_Internet_20_Link"><text:span text:style-name="Emphasis">paths</text:span></text:a><text:a xlink:type="simple" xlink:href="https://developer.mozilla.org/en-US/docs/Web/SVG/Tutorial/Paths" text:style-name="Internet_20_link" text:visited-style-name="Visited_20_Internet_20_Link"> em SVG </text:a><text:a xlink:type="simple" xlink:href="https://developer.mozilla.org/en-US/docs/Web/SVG/Tutorial/Paths" text:style-name="Internet_20_link" text:visited-style-name="Visited_20_Internet_20_Link"><text:span text:style-name="T1">(en-US)</text:span></text:a>.</text:p>
      <text:p text:style-name="Preformatted_20_Text"><text:span text:style-name="Source_20_Text">new Path2D(); <text:s text:c="4"/>// objeto vazio de Path2D</text:span></text:p>
      <text:p text:style-name="Preformatted_20_Text"><text:span text:style-name="Source_20_Text">new Path2D(path); // cópia de outro objeto de Path2D</text:span></text:p>
      <text:p text:style-name="P3"><text:span text:style-name="Source_20_Text">new Path2D(d); <text:s text:c="3"/>// objeto criado a partir de paths em SVG</text:span></text:p>
      <text:p text:style-name="Text_20_body">Todos os <text:a xlink:type="simple" xlink:href="https://developer.mozilla.org/pt-BR/docs/Web/API/CanvasRenderingContext2D#paths" text:style-name="Internet_20_link" text:visited-style-name="Visited_20_Internet_20_Link">métodos de caminho (path methods)</text:a> como <text:span text:style-name="Source_20_Text">moveTo</text:span>, <text:span text:style-name="Source_20_Text">rect</text:span>, <text:span text:style-name="Source_20_Text">arc</text:span> ou <text:span text:style-name="Source_20_Text">quadraticCurveTo</text:span>, etc., que temos de saber acima, estão disponíveis em <text:span text:style-name="Source_20_Text">Path2D</text:span>.</text:p>
      <text:p text:style-name="Text_20_body">A API <text:span text:style-name="Source_20_Text">Path2D</text:span> também adiciona uma maneira de combinar caminhos usando o método <text:span text:style-name="Source_20_Text">addPath</text:span>. Isso pode ser útil quando você deseja criar objetos com vários componentes, por exemplo.</text:p>
      <text:p text:style-name="P2"><text:bookmark text:name="path2d.addpathpath_transform_en-us"/><text:soft-page-break/><text:a xlink:type="simple" xlink:href="https://developer.mozilla.org/en-US/docs/Web/API/Path2D/addPath" text:style-name="Internet_20_link" text:visited-style-name="Visited_20_Internet_20_Link"><text:span text:style-name="Source_20_Text">Path2D.addPath(path [, transform])</text:span></text:a><text:a xlink:type="simple" xlink:href="https://developer.mozilla.org/en-US/docs/Web/API/Path2D/addPath" text:style-name="Internet_20_link" text:visited-style-name="Visited_20_Internet_20_Link"> </text:a><text:a xlink:type="simple" xlink:href="https://developer.mozilla.org/en-US/docs/Web/API/Path2D/addPath" text:style-name="Internet_20_link" text:visited-style-name="Visited_20_Internet_20_Link"><text:span text:style-name="T1">(en-US)</text:span></text:a> </text:p>
      <text:p text:style-name="P1">Adiciona um <text:span text:style-name="Source_20_Text">path</text:span> para o <text:span text:style-name="Source_20_Text">path</text:span> atual através de uma matriz de transformação opcional.</text:p>
      <text:h text:style-name="Heading_20_3" text:outline-level="3"><text:bookmark text:name="exemplo_de_path2d"/><text:a xlink:type="simple" xlink:href="https://developer.mozilla.org/pt-BR/docs/Web/API/Canvas_API/Tutorial/Drawing_shapes#exemplo_de_path2d" text:style-name="Internet_20_link" text:visited-style-name="Visited_20_Internet_20_Link">Exemplo de Path2D</text:a></text:h>
      <text:p text:style-name="Text_20_body">Neste exemplo, estamos criando um retângulo e um círculo. Ambos são armazenados como um objeto de <text:span text:style-name="Source_20_Text">Path2D</text:span>, de modo que eles estão disponíveis para uso posterior. Com a nova API <text:span text:style-name="Source_20_Text">Path2D</text:span>, vários métodos foram atualizados como, por exemplo, opcionalmente usar um objeto <text:span text:style-name="Source_20_Text">Path2D</text:span> em vez do <text:span text:style-name="Source_20_Text">path</text:span> atual. Aqui, os métodos <text:span text:style-name="Source_20_Text">stroke</text:span> e <text:span text:style-name="Source_20_Text">fill</text:span> são usados, ​​com um argumento de <text:span text:style-name="Emphasis">path</text:span>, para desenhar ambos os objetos na tela, por exemplo.</text:p>
      <text:p text:style-name="Preformatted_20_Text"><text:span text:style-name="Source_20_Text">function draw() {</text:span></text:p>
      <text:p text:style-name="Preformatted_20_Text"><text:span text:style-name="Source_20_Text"><text:s text:c="2"/>var canvas = document.getElementById('canvas');</text:span></text:p>
      <text:p text:style-name="Preformatted_20_Text"><text:span text:style-name="Source_20_Text"><text:s text:c="2"/>if (canvas.getContext) {</text:span></text:p>
      <text:p text:style-name="Preformatted_20_Text"><text:span text:style-name="Source_20_Text"><text:s text:c="4"/>var ctx = canvas.getContext('2d');</text:span></text:p>
      <text:p text:style-name="Preformatted_20_Text"/>
      <text:p text:style-name="Preformatted_20_Text"><text:span text:style-name="Source_20_Text"><text:s text:c="4"/>var rectangle = new Path2D();</text:span></text:p>
      <text:p text:style-name="Preformatted_20_Text"><text:span text:style-name="Source_20_Text"><text:s text:c="4"/>rectangle.rect(10, 10, 50, 50);</text:span></text:p>
      <text:p text:style-name="Preformatted_20_Text"/>
      <text:p text:style-name="Preformatted_20_Text"><text:span text:style-name="Source_20_Text"><text:s text:c="4"/>var circle = new Path2D();</text:span></text:p>
      <text:p text:style-name="Preformatted_20_Text"><text:span text:style-name="Source_20_Text"><text:s text:c="4"/>circle.moveTo(125, 35);</text:span></text:p>
      <text:p text:style-name="Preformatted_20_Text"><text:span text:style-name="Source_20_Text"><text:s text:c="4"/>circle.arc(100, 35, 25, 0, 2 * Math.PI);</text:span></text:p>
      <text:p text:style-name="Preformatted_20_Text"/>
      <text:p text:style-name="Preformatted_20_Text"><text:span text:style-name="Source_20_Text"><text:s text:c="4"/>ctx.stroke(rectangle);</text:span></text:p>
      <text:p text:style-name="Preformatted_20_Text"><text:span text:style-name="Source_20_Text"><text:s text:c="4"/>ctx.fill(circle);</text:span></text:p>
      <text:p text:style-name="Preformatted_20_Text"><text:span text:style-name="Source_20_Text"><text:s text:c="2"/>}</text:span></text:p>
      <text:p text:style-name="P3"><text:span text:style-name="Source_20_Text">}</text:span></text:p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">Screenshot</text:p>
            </table:table-cell>
            <table:table-cell table:style-name="Tabela9.A1" office:value-type="string">
              <text:p text:style-name="P4">Live sample</text:p>
            </table:table-cell>
          </table:table-row>
        </table:table-header-rows>
        <table:table-row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</table:table-row>
      </table:table>
      <text:h text:style-name="Heading_20_3" text:outline-level="3"><text:bookmark text:name="usando_paths_em_svg"/><text:a xlink:type="simple" xlink:href="https://developer.mozilla.org/pt-BR/docs/Web/API/Canvas_API/Tutorial/Drawing_shapes#usando_paths_em_svg" text:style-name="Internet_20_link" text:visited-style-name="Visited_20_Internet_20_Link">Usando </text:a><text:a xlink:type="simple" xlink:href="https://developer.mozilla.org/pt-BR/docs/Web/API/Canvas_API/Tutorial/Drawing_shapes#usando_paths_em_svg" text:style-name="Internet_20_link" text:visited-style-name="Visited_20_Internet_20_Link"><text:span text:style-name="Emphasis">paths</text:span></text:a><text:a xlink:type="simple" xlink:href="https://developer.mozilla.org/pt-BR/docs/Web/API/Canvas_API/Tutorial/Drawing_shapes#usando_paths_em_svg" text:style-name="Internet_20_link" text:visited-style-name="Visited_20_Internet_20_Link"> em SVG</text:a></text:h>
      <text:p text:style-name="Text_20_body">Outro recurso poderoso da nova API de Path2D é a utilização de dados de <text:span text:style-name="Emphasis">path</text:span> em SVG para inicializar caminhos (<text:span text:style-name="Emphasis">paths</text:span>) no canvas. Isso permite que você crie dados de <text:span text:style-name="Emphasis">paths</text:span> que possam ser utilizados tanto no SVG como no canvas.</text:p>
      <text:p text:style-name="Text_20_body">O caminho se moverá para o ponto <text:span text:style-name="Source_20_Text">(M10 10)</text:span> e então se moverá horizontalmente 80 pontos para a direita <text:span text:style-name="Source_20_Text">(h 80)</text:span>, depois 80 pontos para baixo <text:span text:style-name="Source_20_Text">(v 80)</text:span>, então 80 pontos para a esquerda (h -80) e, por fim, volta para o início (<text:span text:style-name="Source_20_Text">z</text:span>). Você pode ver este exemplo na página do <text:a xlink:type="simple" xlink:href="https://developer.mozilla.org/en-US/docs/Web/API/Path2D/Path2D#using_svg_paths" text:style-name="Internet_20_link" text:visited-style-name="Visited_20_Internet_20_Link">construtor do Path2D </text:a><text:a xlink:type="simple" xlink:href="https://developer.mozilla.org/en-US/docs/Web/API/Path2D/Path2D#using_svg_paths" text:style-name="Internet_20_link" text:visited-style-name="Visited_20_Internet_20_Link"><text:span text:style-name="T1">(en-US)</text:span></text:a>.</text:p>
      <text:p text:style-name="P3"><text:span text:style-name="Source_20_Text">var p = new Path2D('M10 10 h 80 v 80 h -80 Z')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7:25:44.077832927</meta:creation-date>
    <dc:date>2022-12-16T07:26:40.201964942</dc:date>
    <meta:editing-duration>PT56S</meta:editing-duration>
    <meta:editing-cycles>2</meta:editing-cycles>
    <meta:generator>LibreOffice/7.3.7.2$Linux_X86_64 LibreOffice_project/30$Build-2</meta:generator>
    <meta:document-statistic meta:table-count="9" meta:image-count="0" meta:object-count="0" meta:page-count="11" meta:paragraph-count="325" meta:word-count="2972" meta:character-count="21203" meta:non-whitespace-character-count="17730"/>
  </office:meta>
</office:document-meta>
</file>